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the stuff I typed into a file.</text:p>
      <text:p text:style-name="P1">It is really cool stuff.</text:p>
      <text:p text:style-name="P1">Lots and lots of fun to have in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